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solid" style:font-name="Times New Roman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position="super 58%" style:text-underline-style="none"/>
    </style:style>
    <style:style style:name="T9" style:family="text">
      <style:text-properties style:text-line-through-style="none" style:text-position="0% 100%" style:text-underline-style="none"/>
    </style:style>
    <style:style style:name="T10" style:family="text">
      <style:text-properties style:font-name="Times New Roman1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5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2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For Sabbath of penitence/</text:p>
      <text:p text:style-name="P5"/>
      <text:p text:style-name="P5">Altered, abridged and corrected from an old lecture/</text:p>
      <text:p text:style-name="P5">delivered twenty years before./</text:p>
      <text:p text:style-name="P5"/>
      <text:p text:style-name="P4">[Page 1]</text:p>
      <text:p text:style-name="P4">"Return ye backsliding children, <text:span text:style-name="T1">I</text:span><text:span text:style-name="T2"> will heal your/ backslidings." <text:s/>"Behold we come unto Thee, for Thou art/ the Lord our God." <text:s/>Brethren! <text:s/>Is there a man,/ who having long been separated from a companion, most/ beloved, does not yearn for the pressure of his friendly/ hand? <text:s/>Is there a child who having long departed from/ the parental home, does not move with rapidity towards/ the hearth, where a father in open arms, awaits for his/ return? <text:s/>You answer there can be none. <text:s/>Why are/ then Israelites so tardy in returning to Him, whose com-/panionship is their safest guide, through the devious/ paths of life, to Him who is the best of friends, the most/ loving of fathers? <text:s/>How does it happen that they will/ so often follow their own course, heeding not the land-/marks set up by Providence? <text:s/>But hark!....../ The voice of warning is being heard. <text:s/>"Traveller, thou/ who treadest the path of thine own choice. <text:s/>Thine eyes/ have deceived thy mind. <text:s/>Thou hast mistaken a meteor/ for a beacon light. <text:s/>Retrace thy steps, ere thou be en-/-shrouded in darkness". <text:s/>So speaks the thrilling/</text:span></text:p>
      <text:p text:style-name="P6"/>
      <text:p text:style-name="P6">[Page 2]</text:p>
      <text:p text:style-name="P4"><text:span text:style-name="T2">sound of the Shofar, and so addresses every man/ and woman in Israel, this Sabbath of penitence, a/ </text:span><text:soft-page-break/><text:span text:style-name="T2">season the most solemn in our year. <text:s/>Suffer me/ to become the interpreter of those celestial messengers./ <text:s/>We are asked to submit our spiritual infirmities/ to the Almighty Physician, that we may be tho-/-roughly healed. <text:s/>I shall stand before you in the/ capacity of that spice-merchant, mentioned in the/ Talmud, who walked abroad, offering a restorative/ and crying thus "Who is it that wishes for life, who lives/ many days, that he may see good?" <text:s/>Crowds gathered/ around, anxious to secure so invaluable a recipe./ <text:s/>He wrote "Keep thy tongue from evil, and thy lips/ from speaking guile. <text:s/>Depart from evil, and do good,/ seek peace and pursue it." <text:s/>Whosoever has impaired/ his moral health, let him accept a prescription, which/ affords a complete cure. <text:s/>Let him swallow the potion/ that he may be fully restored. <text:s/>Then will he have/ lengthened his days. <text:s/>Nay: he will have renewed/ his youth like the eagle's, and returning to his/ Father purified, he will have purchased an exist-/-ence never ending./</text:span></text:p>
      <text:p text:style-name="P6"/>
      <text:p text:style-name="P6">[Page 3]</text:p>
      <text:p text:style-name="P4"><text:span text:style-name="T2">We are offered a medicine, which must act in two/ different manners. <text:s/>I judge it to be an astringent,/ and a stimulant. <text:s/>You understand, my Brethren!/ <text:s/>The sentence of the Psalmist, demands not alone our/ refraining from doing wrong, but our performing what/ is right. <text:s/>A universal adage tells us that/ habit becomes a second nature. <text:s/>The maxim applies,/ of course, both to good </text:span><text:span text:style-name="T4">as well</text:span><text:span text:style-name="T7"> and </text:span><text:span text:style-name="T4">to</text:span><text:span text:style-name="T7"> evil habits. <text:s/>But/ desiring now to refer particularly to the latter, I would say:/ We are often loth to do at first, what we do afterward constantly, with-/-out the slightest hesitation, because we </text:span><text:span text:style-name="T4">overcame</text:span><text:span text:style-name="T7"> learnt to </text:span><text:span text:style-name="T4">slight</text:span><text:span text:style-name="T7"> set aside the good/ advice of our conscience. <text:s/>Thus, the practice of disparaging/ the character of our neighbour, </text:span><text:span text:style-name="T4">or an indulgence into</text:span><text:span text:style-name="T7"> it imperceptibly grows upon us till it clings/ to us with </text:span><text:span text:style-name="T4">great</text:span><text:span text:style-name="T7"> the utmost tenacity. <text:s/>It may be </text:span><text:span text:style-name="T4">but</text:span><text:span text:style-name="T7"> originally a breezy/ </text:span><text:span text:style-name="T4">air</text:span><text:span text:style-name="T7"> whisper, or the Rabbis would call it [Hebrew], "the fine/ dust of aspersion," soon swelling however into a hurricane carry-/-ing all things before it. <text:s/></text:span><text:span text:style-name="T4">The</text:span><text:span text:style-name="T7"> Thus the evil tongue, </text:span><text:span text:style-name="T4">grows shop</text:span><text:span text:style-name="T7"> gradually gains in its/ </text:span><text:span text:style-name="T4">sharper</text:span><text:span text:style-name="T7"> power to </text:span><text:span text:style-name="T4">with it cuts right and left [?] piercing</text:span><text:span text:style-name="T7"> pierce through and cut unsparingly, heeding neither people's/ feelings nor people's reputation. <text:s/>Against a practice so/ reprehensible yet so rife; we are forcibly cautioned./</text:span></text:p>
      <text:p text:style-name="P7"/>
      <text:p text:style-name="P7">[Page 4]</text:p>
      <text:p text:style-name="P4"><text:span text:style-name="T7">A striking command occurs in the book of Leviticus./ <text:s/>It forbid us to curse the deaf. <text:s/>Does it mean to imply/ that we may curse those whose sense of hearing is/ not impaired? <text:s/>Most assuredly not. <text:s/>It purposes to/ admonish us not to blacken the character of the absent./ <text:s/>To do so thoughtlessly, it betrays a </text:span><text:span text:style-name="T4">want</text:span><text:span text:style-name="T7"> degree of inconsideration,/ </text:span><text:span text:style-name="T4">reflecting upon</text:span><text:span text:style-name="T7"> unbecoming a being gifted with intellect and feelings./ <text:s/>To brand the name of our fellow-creatures with the stigma/ of reproach </text:span><text:span text:style-name="T4">designedly</text:span><text:span text:style-name="T7"> is cowardly and unjust. <text:s/>Cowardly,/ because if they were present, we would, most likely, measure/ our words, lest we commit a personal offence. <text:s/>Unjust, be-/-cause we can never dive into the motives which occasioned/ what we censure, we cannot be made acquainted with/ all the surroundings, with the circumstances that led to error./ <text:s/>But if the faults which others exhibit so scandalize our/ piety, why do we not conform with the precept "Thou/ shalt surely reprove thy neighbour, and not bear any/ sin against him." <text:s/>Why do we not confront him, as/ Elijah faced Ahab, as Nathan sought David? <text:s/>You/ say to do that, one must be like those inspired men,/ who did not court Royal favor, who cared not for/ popular applause; but whom a scanty meal sufficed./</text:span></text:p>
      <text:p text:style-name="P7"/>
      <text:p text:style-name="P7">[Page 5]</text:p>
      <text:p text:style-name="P4"><text:span text:style-name="T7">But because we are unable to rise to the standard of/ our superiors, we</text:span><text:span text:style-name="T8">2</text:span><text:span text:style-name="T9"> should</text:span><text:span text:style-name="T8">1</text:span><text:span text:style-name="T9"> come down to the level of our/ inferiors, of the beings in the brute creation, that shrunk/ within themselves </text:span><text:span text:style-name="T5">inflict</text:span><text:span text:style-name="T9"> sting us </text:span><text:span text:style-name="T5">ar</text:span><text:span text:style-name="T9"> unawares? <text:s/>One/ may put on his armor </text:span><text:span text:style-name="T5">himself</text:span><text:span text:style-name="T9"> to repel the attack of an open enemy,/ but he will be unprepared to ward off the onslaught of/ a concealed foe? <text:s/>How shall he compel the detractors/ of his character, to return to him the fair name of/ which he has been robbed, if he does not know who and/ where they are? <text:s/>Nay: the offenders themselves may be/ incapacitated from repairing the mischief they have done./ <text:s/>For it is easy to create an unfavorable impression about/ an individual, but very difficult to </text:span><text:soft-page-break/><text:span text:style-name="T9">erase it. <text:s/>You/ remember that Pharaoh's magicians could turn the rods/ into serpents, but a power from above could alone restore/ them to their primitive condition. <text:s/>Therefore says our/ sentence "Keep thy tongue from evil: If thou canst not/ make favorable mention of thy neighbor's doings, forbear/ injuring his reputation by innuendos or defamation./ <text:s/>Remember that we all are frail mortals, and like reeds apt to bend under/</text:span></text:p>
      <text:p text:style-name="P8"/>
      <text:p text:style-name="P8">[Page 6]</text:p>
      <text:p text:style-name="P4"><text:span text:style-name="T9">the stormy passions rising within us. <text:s/>The faults with/ which we unscrupulously charge others, may be imputed/ to ourselves, for, the Sages have reasonably [inserted above: wisely] asserted, that/ we should not trust our virtue, till the day of our death./ <text:s/>We ought therefore to keep close to Him whose compa-/-nionship will guard us from becoming entangled in the/ meshes of sin; heed the advice of the loving Father, who/ will guide us aright, and </text:span><text:span text:style-name="T5">keep our tongue from evil</text:span><text:span text:style-name="T9"> withhold our speech when it may do evil./ <text:s/>But if to use a foul tongue is to be guilty of theft against/ our fellow mortals, to speak with guile, is to steal man's/ precious possession, his mind [Hebrew]. <text:s/>Many will/ contend that to banish deception altogether from society,/ is an utter impossibility. <text:s/>Constituted as </text:span><text:span text:style-name="T5">society</text:span><text:span text:style-name="T9"> the world is, we/ must blend a little guile with our dealings, in order to/ proceed smoothly. <text:s/>The promotion of our temporal welfare/ may imperatively demand it. <text:s/>And we may do so, inflicting/ no pain on others, nor acting to their detriment, while/ benefitting[sic!] ourselves. <text:s/>Bu the sentence I have quoted/ admits of no qualification. <text:s/>Not because a fault is pre-/-valent, is its commission </text:span><text:span text:style-name="T5">is</text:span><text:span text:style-name="T9"> less offensive to the Deity./ <text:s/>According to our expositors, to proffer services, which/ we know in advance </text:span><text:span text:style-name="T5">they</text:span><text:span text:style-name="T9"> will be declined, is a deception,/</text:span></text:p>
      <text:p text:style-name="P8"/>
      <text:p text:style-name="P8">[Page7]</text:p>
      <text:p text:style-name="P4"><text:span text:style-name="T9">debasing of our nature. <text:s/>To be pressing in invitations, which/ we are certain will not be accepted, to lead persons to believe/ that their presence affords much pleasure, that to see/ it again will be happiness to us, and similar expressions,/ rarely meant in earnest, is to violate the injunction/ [Hebrew] "Keep away from false matter." <text:s/>The Talmud il-/-lustrates its teaching by the narrative of the following in-/-cident. <text:s/>A Rabbi renowned for his learning was taking/ a walk for </text:span><text:span text:style-name="T5">his</text:span><text:span text:style-name="T9"> recreation with his pupils. <text:s/>While proceeding/ in his way, he was met by a certain personage returning/ from a long journey. <text:s/>That individual mistaking the/ object of the Rabbi, said: "It pains me to think that/ you should have taken the trouble to walk our purposely/ to welcome me home." <text:s/>"Not so" interrupted the honest teacher/ of old. <text:s/>"Such had not really been my intention. <text:s/>I simply/ desired to find some diversion in strolling about for a while."/ <text:s/>Others might have confirmed a mistake, which would/ possibly prove advantageous, or at all events, have remained/ silent, allowing him who was </text:span><text:span text:style-name="T5">deceived</text:span><text:span text:style-name="T9"> laboring under a mistake, to make his own/ construction. <text:s/>The Rabbi would have deemed that an unpardonable/ prevarication, and quickly he disabused the mind unwittingly de-/-ceived. <text:s/>In like manner as he would keep his tongue from evil,/</text:span></text:p>
      <text:p text:style-name="P8"/>
      <text:p text:style-name="P8">[Page 8]</text:p>
      <text:p text:style-name="P8">so did he restrain his lips from speaking guile./ <text:s/>But however essential it is to the restoration of our <text:s/>moral/ health that we abstain from the two sins of which I/ have hitherto referred, we cannot hope to remain sound/ and well, unless our negative goodness is accompanied by/ positive righteousness. <text:s/>As with regard to our bodily pre-/-servation we may be obliged to have recourse alike to stimulants/ as <text:span text:style-name="T3">well as</text:span> to astringents, so touching our spiritual recovery/ we must feel incited to active virtues, in the same manner as we/ are checked from <text:span text:style-name="T3">[?]</text:span> vice. <text:s/>Our sentence tells us that/ Judaism is not a negative but a positive religion, that/ is, it demands of its votaries, To "depart from evil, and/ do good" [Hebrew] To "seek peace and pursue it" [Hebrew]/ <text:s/>But what is <text:span text:style-name="T1">good</text:span>? <text:s/>What is the good, so important to/ our health, and which the Psalmist urgently recommends?/ <text:s/>I open the pages of profane history, and discover that it has/ not always conveyed <text:span text:style-name="T3">the</text:span> one meaning. <text:s/>There was a time/ when <text:span text:style-name="T3">it was</text:span> men considered it good to sacrifice our nearest and dearest/ to the shrine of implacable gods. <text:s/>There was a time, when/ <text:span text:style-name="T3">it was</text:span> children deemed it good to cut the threads of their parents' life,/</text:p>
      <text:p text:style-name="P8"><text:soft-page-break/></text:p>
      <text:p text:style-name="P8">[Page 9]</text:p>
      <text:p text:style-name="P8">to lessen the pain of protracted diseases. <text:s/>There was/ a time when it <text:span text:style-name="T3">was</text:span> people judged it good to wash out the stain/ imagined to have been cast on our honor, with the blood of/ the offender. <text:s/>There was a time when <text:span text:style-name="T3">it was</text:span> so called <text:span text:style-name="T3">[?]</text:span>polished nations reckoned it/ good that the many should labor for the few; and that/ the bulk of mankind be a footstool to those whom chance/ has lifted high. <text:s/>Even in our own days, the signification/ of that word varies according to climes, and to the degree of/ civilization men of different lands have attained. <text:s/>Thus a/ Brahmin will not understand it like a Turkish Mufty./ <text:s/>Nor either of them as a minister of the Nazarene church/ interprets it. <text:s/>What is then to us Hebrews the supreme/ good we must choose, as essential to our salvation?/ <text:s/>Our Bible, my Brethren! <text:s/>The word of God breathed into/ holy men, that is the good to which <text:span text:style-name="T1">we</text:span> must cling./ <text:s/>I have given you a <text:span text:style-name="T1">good</text:span> instruction, forsake not my/ <text:span text:style-name="T1">Law</text:span>." <text:s/>[Hebrew]. <text:s/>To others the term <text:span text:style-name="T1">good</text:span> may/ have a relative meaning, to us Israelites it has had/ a positive signification for the last thirty five centuries,/ adherence to the moral and ceremonial behests is good;/ it is working for our deliverance; through the restoration/ of our moral and spiritual health./</text:p>
      <text:p text:style-name="P8"/>
      <text:p text:style-name="P8">[Page 10]</text:p>
      <text:p text:style-name="P8">I shall not ask whether we act as if we adhered/ with fidelity to that good. <text:s/>The walks of this Sy-/-nagogue with <text:span text:style-name="T3">a</text:span> triumphant tongue speak of our heedless-/-ness. <text:s/>They tell us to compare the throng which assembled/ here on <text:span text:style-name="T3">the</text:span> last Rosh Hashan<text:span text:style-name="T10">á</text:span><text:span text:style-name="T11">, with the slender number/ who came to sanctify the Sabbath of penitence; and to/ </text:span><text:span text:style-name="T6">Judge for ourselves</text:span><text:span text:style-name="T11"> draw the conclusion. <text:s/>Aye: the Sabbath, the sign of/ the covenant between the heavenly Legislator and his people,/ is wantonly desecrated. <text:s/>Not exclusively by those, whose/ famished children look for a morsel doled out to them by/ their indigent parents, but specially by such, who could/ well spare of their superfluities, the earnings of the/ holiest day. <text:s/>The Sabbath is set at nought[sic!], and/ as a legitimate issue, we contemplate the chilling apathy/ of the rising generation for the ancestral faith; the/ undisguised aversion evinced by our children for what concerns/ the ordinances of </text:span><text:span text:style-name="T6">Holy Writ</text:span><text:span text:style-name="T11"> the Decalogue. <text:s/>Parents have said/ within my hearing, that they will not bias the minds/ </text:span><text:span text:style-name="T6">of their minds</text:span><text:span text:style-name="T11"> of their sons and daughters. <text:s/>When/ arrived at the age of maturity, the truths enunciated by/</text:span></text:p>
      <text:p text:style-name="P8"><text:span text:style-name="T11"/></text:p>
      <text:p text:style-name="P8"><text:span text:style-name="T11">[Page 11]</text:span></text:p>
      <text:p text:style-name="P8"><text:span text:style-name="T11">Moses and the prophets will assert themselves, and strike/ a deep root into the minds of intellectual Israelites./ <text:s/>But are we so certain that they will discern between sublime/ verities, and that which bears the semblance thereof? <text:s/>Is it/ not more probable that in the continual din, in the tur-/-moil of a busy life, our offspring will not bestow their/ thoughts upon a subject all-important to their hereafter?/ <text:s/>Our law-giver who knows human nature because He framed it,/ would not that we trust to future circumstances the education/ of our children. <text:s/>He recommended "Thou shalt teach the commands dili-/-gently." <text:s/>"</text:span><text:span text:style-name="T12">You</text:span><text:span text:style-name="T11"> shall teach them to your children, speaking of/ them." <text:s/>Between each maternal kiss, and paternal embrace,/ we ought to instill into them the principles of the Mosaic/ code. <text:s/>Explain that life is not a ceaseless grappling/ with fortune. <text:s/>That higher duties than gathering pelf/ have been imposed upon creatures destined for immortality./ <text:s/>That such alone, who have learnt how to combine the/ gathering of their own daily bread, with the accomplishing of/ their obligations to God and their fellow </text:span><text:span text:style-name="T6">creatures</text:span><text:span text:style-name="T11"> beings are the/ chosen representatives of Judaism. <text:s/>Then will we have/ "departed from evil", "and done good," while we will also have/ "sought peace and pursued it." <text:s/>The peace of our/</text:span></text:p>
      <text:p text:style-name="P8"><text:span text:style-name="T11"/></text:p>
      <text:p text:style-name="P8"><text:span text:style-name="T11">[Page 12]</text:span></text:p>
      <text:p text:style-name="P8"><text:span text:style-name="T11">mind, feeling that we have used our best endeavours/ in discharging the task required at our hands as fathers/ and mothers in Israel. <text:s/>The peace of our progeny, whom/ we will have supplied with a support, through the ever-/-changing incidents of this terrestrial existence. <text:s/>The peace/ of the community, we </text:span><text:soft-page-break/><text:span text:style-name="T11">will have furnished with members,/ whose integrity rests upon the immoveable basis of a/ belief in a Judge, </text:span><text:span text:style-name="T6">at</text:span><text:span text:style-name="T11"> exacting an account of our deeds./ <text:s/>Do that </text:span><text:span text:style-name="T12">good</text:span><text:span text:style-name="T11">, parents; follow that prescription, which/ proves a complete restorative. <text:s/>Let our spiritual health be ever de-/-clining, we may recuperate the necessary strength. <text:s/>And/ provided we follow the companionship of our heavenly friend,/ and heed the counsel of our beneficent Father, the voice invitingly/ exclaiming. <text:s/>"Return ye backsliding children, </text:span><text:span text:style-name="T12">I</text:span><text:span text:style-name="T11"> will heal your/ backslidings" will joyfully proclaim "I have forgotten/ your sins, and your trespasses shall not remembered any more"/ Oh let us all return, with throbbing hearts to our forgiving/ Lord "Behold we come unto Thee, for Thou art in very/ deed the Lord our God" [Hebrew]/ 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4T14:51:22.26</meta:creation-date>
    <dc:date>2012-06-18T11:15:57.53</dc:date>
    <dc:creator>Penn Libraries</dc:creator>
    <meta:editing-duration>PT01H15M5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6" meta:paragraph-count="88" meta:word-count="2651" meta:character-count="16085"/>
  </office:meta>
</office:document-meta>
</file>